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bba74" officeooo:paragraph-rsid="001bba7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bba74" officeooo:paragraph-rsid="001bba74" style:font-size-asian="14pt" style:font-weight-asian="bold" style:font-size-complex="14pt" style:font-weight-complex="bold"/>
    </style:style>
    <style:style style:name="T1" style:family="text">
      <style:text-properties officeooo:rsid="001bba7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bba74" style:font-size-asian="18pt" style:font-size-complex="18pt"/>
    </style:style>
    <style:style style:name="T4" style:family="text">
      <style:text-properties officeooo:rsid="001d0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"/><text:span text:style-name="T2"><text:s/></text:span><text:span text:style-name="T3">Docker Notes</text:span></text:p>
      <text:p text:style-name="P3"/>
      <text:p text:style-name="P4">create one docker hub account</text:p>
      <text:p text:style-name="P1"/>
      <text:p text:style-name="P1">1)sudo apt-get update</text:p>
      <text:p text:style-name="P1">2)sudo apt-get install \apt-transport-https \ca-certificates \curl \software-properties-common</text:p>
      <text:p text:style-name="P1">3)curl -fsSL https://download.docker.com/linux/ubuntu/gpg | sudo apt-key add -</text:p>
      <text:p text:style-name="P1">4)sudo apt-get update</text:p>
      <text:p text:style-name="P1">5)sudo apt-get install docker-ce</text:p>
      <text:p text:style-name="P1">6)sudo apt-get install docker.io</text:p>
      <text:p text:style-name="P1">7)mkdir docker-repo</text:p>
      <text:p text:style-name="P1">8)cd docker-repo/</text:p>
      <text:p text:style-name="P1">9)sudo vim Dockerfile</text:p>
      <text:p text:style-name="P1">FROM ubuntu:16.04</text:p>
      <text:p text:style-name="P1">RUN apt-get update -y</text:p>
      <text:p text:style-name="P1">RUN apt-get install nginx -y</text:p>
      <text:p text:style-name="P1">ENTRYPOINT {"/usr/sbin/nginx","-g","demon off:"}</text:p>
      <text:p text:style-name="P1">EXPOSE 80</text:p>
      <text:p text:style-name="P1">10)sudo docker build -t nginx</text:p>
      <text:p text:style-name="P1">11)sudo docker images</text:p>
      <text:p text:style-name="P1">12)sudo docker run -d -p <text:s/>80:80 nginx</text:p>
      <text:p text:style-name="P1">13)sudo docker ps</text:p>
      <text:p text:style-name="P1"/>
      <text:p text:style-name="P4"><text:span text:style-name="T4">A</text:span>fter that open internet page and enter localhost if page open then your command run succesfully.</text:p>
      <text:p text:style-name="P1"/>
      <text:p text:style-name="P4">After that create one EC2 macheine in aws console</text:p>
      <text:p text:style-name="P4">and follow above command </text:p>
      <text:p text:style-name="P4">after completion command 13 <text:s/>command open internet page and enter public ipaddress:port number(1 st enable 80 port in EC2 machine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2:21:52.221193994</meta:creation-date>
    <dc:date>2018-02-25T22:33:24.838458941</dc:date>
    <meta:editing-duration>PT1M21S</meta:editing-duration>
    <meta:editing-cycles>1</meta:editing-cycles>
    <meta:document-statistic meta:table-count="0" meta:image-count="0" meta:object-count="0" meta:page-count="1" meta:paragraph-count="24" meta:word-count="126" meta:character-count="911" meta:non-whitespace-character-count="800"/>
    <meta:generator>LibreOffice/5.1.6.2$Linux_X86_64 LibreOffice_project/10m0$Build-2</meta:generator>
  </office:meta>
</office:document-meta>
</file>